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d5143"/>
    </style:style>
    <style:style style:name="T1" style:family="text">
      <style:text-properties loext:padding="0cm" loext:border="none"/>
    </style:style>
    <style:style style:name="T2" style:family="text">
      <style:text-properties officeooo:rsid="000d5143" loext:padding="0cm" loext:border="none"/>
    </style:style>
    <style:style style:name="T3" style:family="text">
      <style:text-properties fo:font-weight="normal" officeooo:rsid="000d5143" style:font-weight-asian="normal" style:font-weight-complex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ntent</text:h>
      <text:p text:style-name="P2"><text:span text:style-name="Strong_20_Emphasis"><text:span text:style-name="T1">Attributes</text:span></text:span></text:p>
      <text:p text:style-name="P2"><text:span text:style-name="Strong_20_Emphasis"><text:span text:style-name="T1">People</text:span></text:span></text:p>
      <text:list text:style-name="L1">
        <text:list-item>
          <text:p text:style-name="P3">ID: Customer's unique identifier</text:p>
        </text:list-item>
        <text:list-item>
          <text:p text:style-name="P3">Year_Birth: Customer's birth year</text:p>
        </text:list-item>
        <text:list-item>
          <text:p text:style-name="P3">Education: Customer's education level</text:p>
        </text:list-item>
        <text:list-item>
          <text:p text:style-name="P3">Marital_Status: Customer's marital status</text:p>
        </text:list-item>
        <text:list-item>
          <text:p text:style-name="P3">Income: Customer's yearly household income</text:p>
        </text:list-item>
        <text:list-item>
          <text:p text:style-name="P3">Kidhome: Number of children in customer's household</text:p>
        </text:list-item>
        <text:list-item>
          <text:p text:style-name="P3">Teenhome: Number of teenagers in customer's household</text:p>
        </text:list-item>
        <text:list-item>
          <text:p text:style-name="P3">Dt_Customer: Date of customer's enrollment with the company</text:p>
        </text:list-item>
        <text:list-item>
          <text:p text:style-name="P3">Recency: Number of days since customer's last purchase</text:p>
        </text:list-item>
        <text:list-item>
          <text:p text:style-name="P4">Complain: 1 if the customer complained in the last 2 years, 0 otherwise</text:p>
        </text:list-item>
      </text:list>
      <text:p text:style-name="P2"><text:span text:style-name="Strong_20_Emphasis"><text:span text:style-name="T1">Products</text:span></text:span></text:p>
      <text:list text:style-name="L2">
        <text:list-item>
          <text:p text:style-name="P5">MntWines: Amount spent on wine in last 2 years</text:p>
        </text:list-item>
        <text:list-item>
          <text:p text:style-name="P5">MntFruits: Amount spent on fruits in last 2 years</text:p>
        </text:list-item>
        <text:list-item>
          <text:p text:style-name="P5">MntMeatProducts: Amount spent on meat in last 2 years</text:p>
        </text:list-item>
        <text:list-item>
          <text:p text:style-name="P5">MntFishProducts: Amount spent on fish in last 2 years</text:p>
        </text:list-item>
        <text:list-item>
          <text:p text:style-name="P5">MntSweetProducts: Amount spent on sweets in last 2 years</text:p>
        </text:list-item>
        <text:list-item>
          <text:p text:style-name="P6">MntGoldProds: Amount spent on gold in last 2 years</text:p>
        </text:list-item>
      </text:list>
      <text:p text:style-name="P2"><text:span text:style-name="Strong_20_Emphasis"><text:span text:style-name="T1">Promotion</text:span></text:span></text:p>
      <text:list text:style-name="L3">
        <text:list-item>
          <text:p text:style-name="P7">NumDealsPurchases: Number of purchases made with a discount</text:p>
        </text:list-item>
        <text:list-item>
          <text:p text:style-name="P7">AcceptedCmp1: 1 if customer accepted the offer in the 1st campaign, 0 otherwise</text:p>
        </text:list-item>
        <text:list-item>
          <text:p text:style-name="P7">AcceptedCmp2: 1 if customer accepted the offer in the 2nd campaign, 0 otherwise</text:p>
        </text:list-item>
        <text:list-item>
          <text:p text:style-name="P7">AcceptedCmp3: 1 if customer accepted the offer in the 3rd campaign, 0 otherwise</text:p>
        </text:list-item>
        <text:list-item>
          <text:p text:style-name="P7">AcceptedCmp4: 1 if customer accepted the offer in the 4th campaign, 0 otherwise</text:p>
        </text:list-item>
        <text:list-item>
          <text:p text:style-name="P7">AcceptedCmp5: 1 if customer accepted the offer in the 5th campaign, 0 otherwise</text:p>
        </text:list-item>
        <text:list-item>
          <text:p text:style-name="P8">Response: 1 if customer accepted the offer in the last campaign, 0 otherwise</text:p>
        </text:list-item>
      </text:list>
      <text:p text:style-name="P2"><text:span text:style-name="Strong_20_Emphasis"><text:span text:style-name="T1"/></text:span></text:p>
      <text:p text:style-name="P2"><text:span text:style-name="Strong_20_Emphasis"><text:span text:style-name="T1">Place</text:span></text:span></text:p>
      <text:list text:style-name="L4">
        <text:list-item>
          <text:p text:style-name="P9">NumWebPurchases: Number of purchases made through the company’s website</text:p>
        </text:list-item>
        <text:list-item>
          <text:p text:style-name="P9">NumCatalogPurchases: Number of purchases made using a catalogue</text:p>
        </text:list-item>
        <text:list-item>
          <text:p text:style-name="P9">NumStorePurchases: Number of purchases made directly in stores</text:p>
        </text:list-item>
        <text:list-item>
          <text:p text:style-name="P10">NumWebVisitsMonth: Number of visits to company’s website in the last mont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20:44:07.131000000</meta:creation-date>
    <dc:date>2024-08-30T16:52:17.225000000</dc:date>
    <meta:editing-duration>PT42M36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3" meta:word-count="273" meta:character-count="1652" meta:non-whitespace-character-count="1439"/>
  </office:meta>
</office:document-meta>
</file>